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3.86cm"/>
    </style:style>
    <style:style style:name="pr2" style:family="presentation" style:parent-style-name="Default-notes">
      <style:graphic-properties draw:fill-color="#ffffff" fo:min-height="13.114cm"/>
    </style:style>
    <style:style style:name="pr3" style:family="presentation" style:parent-style-name="Default-title">
      <style:graphic-properties fo:min-height="3.256cm"/>
    </style:style>
    <style:style style:name="pr4" style:family="presentation" style:parent-style-name="Default-outline1">
      <style:graphic-properties fo:min-height="13.61cm"/>
    </style:style>
    <style:style style:name="pr5" style:family="presentation" style:parent-style-name="Default-title">
      <style:graphic-properties draw:auto-grow-height="true" fo:min-height="3.507cm"/>
    </style:style>
    <style:style style:name="P1" style:family="paragraph">
      <style:paragraph-properties fo:margin-left="0cm" fo:margin-right="0cm" fo:text-indent="0cm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Default-title" draw:layer="layout" svg:width="25.199cm" svg:height="1.737cm" svg:x="1.4cm" svg:y="3.722cm" presentation:class="title" presentation:user-transformed="true">
          <draw:text-box>
            <text:p>Social Architecture 101</text:p>
          </draw:text-box>
        </draw:frame>
        <draw:frame presentation:style-name="pr1" draw:text-style-name="P1" draw:layer="layout" svg:width="25.199cm" svg:height="13.86cm" svg:x="1.4cm" svg:y="4.914cm" presentation:class="subtitle" presentation:user-transformed="true">
          <draw:text-box>
            <text:p text:style-name="P1">by</text:p>
            <text:p text:style-name="P1"/>
            <text:p text:style-name="P1"/>
            <text:p text:style-name="P1">Pieter Hintjens</text:p>
            <text:p text:style-name="P1"/>
            <text:p text:style-name="P1">April 26, 2012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Questions</text:p>
          </draw:text-box>
        </draw:frame>
        <draw:frame presentation:style-name="pr4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How can we be so stupid (for smart apes)?</text:p>
              </text:list-item>
              <text:list-item>
                <text:p>How come the same people, organized differently, can be 1000x more or less effective?</text:p>
              </text:list-item>
              <text:list-item>
                <text:p>What makes the difference?</text:p>
              </text:list-item>
              <text:list-item>
                <text:p>Can we understand what's going on?</text:p>
              </text:list-item>
              <text:list-item>
                <text:p>Can we use this knowledge for benefit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7cm" svg:x="1.4cm" svg:y="0.837cm" presentation:class="title">
          <draw:text-box>
            <text:p>Adhocracy</text:p>
          </draw:text-box>
        </draw:frame>
        <draw:frame presentation:style-name="pr4" draw:layer="layout" svg:width="25.199cm" svg:height="13.61cm" svg:x="1.4cm" svg:y="4.914cm" presentation:class="outline">
          <draw:text-box>
            <text:list text:style-name="L2">
              <text:list-item>
                <text:p>Smart self-organization around problems</text:p>
              </text:list-item>
              <text:list-item>
                <text:p>For 10K-25K generations</text:p>
              </text:list-item>
              <text:list-item>
                <text:p>Consistent across domains and geography</text:p>
              </text:list-item>
              <text:list-item>
                <text:p>Patterns based on human social instincts</text:p>
              </text:list-item>
              <text:list-item>
                <text:p>Widely applicable</text:p>
              </text:list-item>
              <text:list-item>
                <text:p>Software is a tangible test-b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Effectiveness</text:p>
          </draw:text-box>
        </draw:frame>
        <draw:frame presentation:style-name="pr4" draw:layer="layout" svg:width="25.199cm" svg:height="13.61cm" svg:x="1.4cm" svg:y="4.914cm" presentation:class="outline">
          <draw:text-box>
            <text:list text:style-name="L2">
              <text:list-item>
                <text:p>Speed with which we can identify problems</text:p>
              </text:list-item>
              <text:list-item>
                <text:p>Accuracy of this process</text:p>
              </text:list-item>
              <text:list-item>
                <text:p>Cost of this process</text:p>
              </text:list-item>
              <text:list-item>
                <text:p>Speed of organization around new problems</text:p>
              </text:list-item>
              <text:list-item>
                <text:p>Accuracy, speed, cost of answers</text:p>
              </text:list-item>
              <text:list-item>
                <text:p>Cost of failu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hallenges</text:p>
          </draw:text-box>
        </draw:frame>
        <draw:frame presentation:style-name="pr4" draw:layer="layout" svg:width="25.199cm" svg:height="13.61cm" svg:x="1.4cm" svg:y="4.914cm" presentation:class="outline">
          <draw:text-box>
            <text:list text:style-name="L2">
              <text:list-item>
                <text:p>Complexity</text:p>
              </text:list-item>
              <text:list-item>
                <text:p>Structure</text:p>
              </text:list-item>
              <text:list-item>
                <text:p>Friction</text:p>
              </text:list-item>
              <text:list-item>
                <text:p>Individual limita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Solutions</text:p>
          </draw:text-box>
        </draw:frame>
        <draw:frame presentation:style-name="pr4" draw:layer="layout" svg:width="25.199cm" svg:height="13.61cm" svg:x="1.4cm" svg:y="4.914cm" presentation:class="outline">
          <draw:text-box>
            <text:list text:style-name="L2">
              <text:list-item>
                <text:p>Simplicity</text:p>
              </text:list-item>
              <text:list-item>
                <text:p>Self-organization</text:p>
              </text:list-item>
              <text:list-item>
                <text:p>Smoothness</text:p>
              </text:list-item>
              <text:list-item>
                <text:p>Collabor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Basic Patterns</text:p>
          </draw:text-box>
        </draw:frame>
        <draw:frame presentation:style-name="pr4" draw:layer="layout" svg:width="25.199cm" svg:height="13.61cm" svg:x="1.4cm" svg:y="4.914cm" presentation:class="outline">
          <draw:text-box>
            <text:list text:style-name="L2">
              <text:list-item>
                <text:p>Impossible mission</text:p>
              </text:list-item>
              <text:list-item>
                <text:p>Engagement by choice</text:p>
              </text:list-item>
              <text:list-item>
                <text:p>Freedom of access</text:p>
              </text:list-item>
              <text:list-item>
                <text:p>Weak or no group identity</text:p>
              </text:list-item>
              <text:list-item>
                <text:p>Well-written rules</text:p>
              </text:list-item>
              <text:list-item>
                <text:p>Fair author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Basic Patterns</text:p>
          </draw:text-box>
        </draw:frame>
        <draw:frame presentation:style-name="pr4" draw:layer="layout" svg:width="25.199cm" svg:height="13.61cm" svg:x="1.4cm" svg:y="4.914cm" presentation:class="outline">
          <draw:text-box>
            <text:list text:style-name="L2">
              <text:list-item>
                <text:p>Space for conflict</text:p>
              </text:list-item>
              <text:list-item>
                <text:p>Freedom to choose tasks</text:p>
              </text:list-item>
              <text:list-item>
                <text:p>Decentralization = diversity</text:p>
              </text:list-item>
              <text:list-item>
                <text:p>Open and transparent</text:p>
              </text:list-item>
              <text:list-item>
                <text:p>Free workspaces</text:p>
              </text:list-item>
              <text:list-item>
                <text:p>Remixable knowled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dvanced Patterns</text:p>
          </draw:text-box>
        </draw:frame>
        <draw:frame presentation:style-name="pr4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Regular structure = scalability</text:p>
              </text:list-item>
              <text:list-item>
                <text:p>Smooth learning curve = growth</text:p>
              </text:list-item>
              <text:list-item>
                <text:p>Measurable success</text:p>
              </text:list-item>
              <text:list-item>
                <text:p>Competition</text:p>
              </text:list-item>
              <text:list-item>
                <text:p>Clear enemy</text:p>
              </text:list-item>
              <text:list-item>
                <text:p>Sense of humou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Identity</text:p>
          </draw:text-box>
        </draw:frame>
        <draw:frame presentation:style-name="pr4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Real names vs. forced anonymous</text:p>
              </text:list-item>
              <text:list-item>
                <text:p>Identity hierarchy</text:p>
              </text:list-item>
              <text:list-item>
                <text:p>Meritocratic ranking</text:p>
              </text:list-item>
              <text:list-item>
                <text:p>Metrics for success</text:p>
              </text:list-item>
              <text:list-item>
                <text:p>Controlling spammers and trolls</text:p>
              </text:list-item>
              <text:list-item>
                <text:p>Personal ownershi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ore Architecture Process</text:p>
          </draw:text-box>
        </draw:frame>
        <draw:frame presentation:style-name="pr4" draw:layer="layout" svg:width="25.199cm" svg:height="13.629cm" svg:x="1.4cm" svg:y="4.914cm" presentation:class="outline" presentation:user-transformed="true">
          <draw:text-box>
            <text:list text:style-name="L2">
              <text:list-item>
                <text:p>Define a compelling mission</text:p>
              </text:list-item>
              <text:list-item>
                <text:p>Create structures for collaboration</text:p>
              </text:list-item>
              <text:list-item>
                <text:p>Invest in core 'seed' product</text:p>
              </text:list-item>
              <text:list-item>
                <text:p>Feed structures with short term problems</text:p>
              </text:list-item>
              <text:list-item>
                <text:p>Create competition for status</text:p>
              </text:list-item>
              <text:list-item>
                <text:p>Promote most active participants</text:p>
              </text:list-item>
              <text:list-item>
                <text:p>Develop codes for knowledge sharing</text:p>
              </text:list-item>
              <text:list-item>
                <text:p>Act as benevolent dictat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Less is More</text:p>
          </draw:text-box>
        </draw:frame>
        <draw:frame presentation:style-name="pr4" draw:layer="layout" svg:width="25.199cm" svg:height="13.61cm" svg:x="1.4cm" svg:y="4.914cm" presentation:class="outline">
          <draw:text-box>
            <text:list text:style-name="L2">
              <text:list-item>
                <text:p>Do the least that probably works</text:p>
              </text:list-item>
              <text:list-item>
                <text:p>Perfection precludes participation</text:p>
              </text:list-item>
              <text:list-item>
                <text:p>Use free cloud services</text:p>
              </text:list-item>
              <text:list-item>
                <text:p>Use existing legal frameworks</text:p>
              </text:list-item>
              <text:list-item>
                <text:p>Power structures are liquid ce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pplications &amp; Examples</text:p>
          </draw:text-box>
        </draw:frame>
        <draw:frame presentation:style-name="pr4" draw:layer="layout" svg:width="25.199cm" svg:height="13.61cm" svg:x="1.4cm" svg:y="4.914cm" presentation:class="outline">
          <draw:text-box>
            <text:list text:style-name="L2">
              <text:list-item>
                <text:p>Open source communities like ZeroMQ</text:p>
              </text:list-item>
              <text:list-item>
                <text:p>Product development for businesses</text:p>
              </text:list-item>
              <text:list-item>
                <text:p>Political flash crowds (not movements)</text:p>
              </text:list-item>
              <text:list-item>
                <text:p>Science (human genome project)</text:p>
              </text:list-item>
              <text:list-item>
                <text:p>Wikipedia</text:p>
              </text:list-item>
              <text:list-item>
                <text:p>The Web in gener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Next Steps</text:p>
          </draw:text-box>
        </draw:frame>
        <draw:frame presentation:style-name="pr4" draw:layer="layout" svg:width="25.199cm" svg:height="13.61cm" svg:x="1.4cm" svg:y="4.914cm" presentation:class="outline">
          <draw:text-box>
            <text:list text:style-name="L2">
              <text:list-item>
                <text:p>Read Software and Silicon</text:p>
              </text:list-item>
              <text:list-item>
                <text:p>Think about it</text:p>
              </text:list-item>
              <text:list-item>
                <text:p>Apply to the groups you're involved in</text:p>
              </text:list-item>
              <text:list-item>
                <text:p>Use for your own new groups</text:p>
                <text:p/>
              </text:list-item>
              <text:list-item>
                <text:p><text:span text:style-name="T1">Thank you for being here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endless="true" presentation:pause="PT00H00M45S" presentation:mouse-visible="false" presentation:show-logo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c5000b" style:text-outline="false" style:text-line-through-style="none" fo:font-family="Arial" style:font-family-generic="roman" style:font-pitch="variable" fo:font-size="44pt" fo:font-style="normal" fo:text-shadow="none" style:text-underline-style="none" fo:font-weight="bold" style:letter-kerning="true" style:font-family-asian="'Arial Unicode MS'" style:font-family-generic-asian="system" style:font-pitch-asian="variable" style:font-size-asian="44pt" style:font-style-asian="normal" style:font-weight-asian="bold" style:font-family-complex="Tahoma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size="20pt" fo:letter-spacing="0.141cm" style:font-size-asian="20pt" style:font-size-complex="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0pt" fo:letter-spacing="0.141cm" style:font-size-asian="20pt" style:font-size-complex="20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11.125cm" svg:height="1.038cm" svg:x="8.122cm" svg:y="19.148cm">
        <draw:text-box>
          <text:p><text:span text:style-name="MT2">SoftwareAndSilicon.com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ieter Hintjens</meta:initial-creator>
    <meta:creation-date>2010-02-17T16:55:09</meta:creation-date>
    <dc:date>2012-04-26T06:17:28</dc:date>
    <dc:creator>Pieter </dc:creator>
    <meta:editing-duration>P2DT7H26M48S</meta:editing-duration>
    <meta:editing-cycles>13</meta:editing-cycles>
    <meta:generator>LibreOffice/3.4$Unix LibreOffice_project/340m1$Build-402</meta:generator>
    <meta:document-statistic meta:object-count="77"/>
  </office:meta>
</office:document-meta>
</file>